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6b1e" officeooo:paragraph-rsid="001f6b1e"/>
    </style:style>
    <style:style style:name="P2" style:family="paragraph" style:parent-style-name="Standard">
      <style:paragraph-properties fo:text-align="center" style:justify-single-word="false"/>
      <style:text-properties officeooo:rsid="001f6b1e" officeooo:paragraph-rsid="00250783"/>
    </style:style>
    <style:style style:name="P3" style:family="paragraph" style:parent-style-name="Standard">
      <style:paragraph-properties fo:text-align="start" style:justify-single-word="false"/>
      <style:text-properties officeooo:rsid="001f6b1e" officeooo:paragraph-rsid="001f6b1e"/>
    </style:style>
    <style:style style:name="P4" style:family="paragraph" style:parent-style-name="Standard">
      <style:paragraph-properties fo:text-align="start" style:justify-single-word="false"/>
      <style:text-properties style:text-underline-style="none" officeooo:rsid="001f6b1e" officeooo:paragraph-rsid="001f6b1e"/>
    </style:style>
    <style:style style:name="P5" style:family="paragraph" style:parent-style-name="Standard">
      <style:paragraph-properties fo:text-align="center" style:justify-single-word="false"/>
      <style:text-properties style:text-underline-style="none" officeooo:rsid="001f6b1e" officeooo:paragraph-rsid="001f6b1e"/>
    </style:style>
    <style:style style:name="P6" style:family="paragraph" style:parent-style-name="Standard">
      <style:paragraph-properties fo:text-align="center" style:justify-single-word="false"/>
      <style:text-properties style:text-underline-style="none" officeooo:rsid="0022d83a" officeooo:paragraph-rsid="0022d83a"/>
    </style:style>
    <style:style style:name="P7" style:family="paragraph" style:parent-style-name="Standard">
      <style:paragraph-properties fo:text-align="start" style:justify-single-word="false"/>
      <style:text-properties style:text-underline-style="none" officeooo:rsid="0022d83a" officeooo:paragraph-rsid="0022d83a"/>
    </style:style>
    <style:style style:name="P8" style:family="paragraph" style:parent-style-name="Standard">
      <style:paragraph-properties fo:text-align="start" style:justify-single-word="false"/>
      <style:text-properties style:text-underline-style="none" officeooo:rsid="0023f6d9" officeooo:paragraph-rsid="0023f6d9"/>
    </style:style>
    <style:style style:name="P9" style:family="paragraph" style:parent-style-name="Standard">
      <style:paragraph-properties fo:text-align="start" style:justify-single-word="false"/>
      <style:text-properties style:text-underline-style="none" officeooo:rsid="00250783" officeooo:paragraph-rsid="00250783"/>
    </style:style>
    <style:style style:name="T1" style:family="text">
      <style:text-properties style:text-underline-style="solid" style:text-underline-width="auto" style:text-underline-color="font-color"/>
    </style:style>
    <style:style style:name="T2" style:family="text">
      <style:text-properties officeooo:rsid="0022d83a"/>
    </style:style>
    <style:style style:name="T3" style:family="text">
      <style:text-properties officeooo:rsid="00249188"/>
    </style:style>
    <style:style style:name="T4" style:family="text">
      <style:text-properties officeooo:rsid="00250783"/>
    </style:style>
    <style:style style:name="T5" style:family="text">
      <style:text-properties officeooo:rsid="002551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ED STATES DISTRICT COURT</text:p>
      <text:p text:style-name="P2">SOUTHERN DISTRICT OF MASSACHUSETTS</text:p>
      <text:p text:style-name="P1"/>
      <text:p text:style-name="P3"><text:tab/>I , AIDAN BROWN, being duly sworn, depose and say:</text:p>
      <text:p text:style-name="P3"/>
      <text:p text:style-name="P3"><text:tab/>I am a Special Agent with U.S. Department of Homeland Security and have reason to believe that on the property or premises known as <text:span text:style-name="T4">IP:</text:span> <text:span text:style-name="T1">Host: torwell1984, IP: <text:s/>146,115,147.30, Location: <text:s/>Boston, MA</text:span></text:p>
      <text:p text:style-name="P3"><text:span text:style-name="T1"/></text:p>
      <text:p text:style-name="P4">in the Southern District of Massachusetts there is now concealed a certain computer and containing data concerning the hacking of the vehicles and subway in Washington, D.C.</text:p>
      <text:p text:style-name="P4"/>
      <text:p text:style-name="P4">which is vital information in the investigation of the crime in Washington, D.C. <text:s/><text:span text:style-name="T5">on June 24, 2016.</text:span></text:p>
      <text:p text:style-name="P4"/>
      <text:p text:style-name="P4">The facts to support a finding of probable cause are as follows:</text:p>
      <text:p text:style-name="P4"/>
      <text:p text:style-name="P4">See affidavit attached and made a part thereof.</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AFFIDAVIT IN SUPPORT OF SEARCH WARRANT APPLICATION</text:p>
      <text:p text:style-name="P4"/>
      <text:p text:style-name="P4"><text:tab/>I, Aidan Brown, Special Agent of U.S. Department of Homeland Security, being duly sworn, depose and say:</text:p>
      <text:p text:style-name="P4"/>
      <text:p text:style-name="P4"><text:tab/>1. <text:s/>I am currently assigned to the Washington D.C. Division of Homeland Security where my duties include investigation <text:span text:style-name="T2">of cyber security.</text:span></text:p>
      <text:p text:style-name="P4"/>
      <text:p text:style-name="P4"><text:span text:style-name="T2"><text:tab/>2. This affidavit is in support of an application for a warrant to provide law enforcement with any and all means of gaining access to the conents and memory of the computing device connected with the above IP address.</text:span></text:p>
      <text:p text:style-name="P4"/>
      <text:p text:style-name="P4"><text:span text:style-name="T2"><text:tab/>3. The items requested to be seized are as follows:</text:span></text:p>
      <text:p text:style-name="P4"><text:tab/><text:tab/><text:span text:style-name="T2">a. Any and all files in the physical memory of the computer pertaining to the hacking of <text:tab/><text:tab/><text:tab/>the vehicles and subway in Washington, D.C. .on June 24, 2016</text:span></text:p>
      <text:p text:style-name="P4"><text:tab/><text:tab/></text:p>
      <text:p text:style-name="P4"><text:tab/><text:tab/><text:span text:style-name="T2">b. All physical objects attached to the IP address, including the computer, server, or <text:tab/><text:tab/><text:tab/>cellular devices.</text:span></text:p>
      <text:p text:style-name="P4"/>
      <text:p text:style-name="P4"><text:tab/><text:tab/><text:span text:style-name="T3">c. <text:s/>All electronic hardware that could have been used in hacking the subway system or <text:tab/><text:tab/><text:tab/>the OnStar system of cars in the D.C. area on June 24, 201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FACTUAL BACKGROUND</text:p>
      <text:p text:style-name="P7"/>
      <text:p text:style-name="P7">1. This case involves two highly skilled hackers, Di Ni and Kristoff Reimerink, as the primary subjects of an investigation involving the hacking of the D.C. subway system and the OnStar system of cars in the D.C. area.</text:p>
      <text:p text:style-name="P7"/>
      <text:p text:style-name="P7">2. These suspects have proven their ability to hack cars as shown in an article in Wired Magazine.</text:p>
      <text:p text:style-name="P7"/>
      <text:p text:style-name="P7">3. These suspects both live in Boston, Massachuttes, which is where the IP address originates.</text:p>
      <text:p text:style-name="P7"/>
      <text:p text:style-name="P7">4. These suspects are both members of the Sleeperz Hackers Organization, which is known to have hacked to the SONY database.</text:p>
      <text:p text:style-name="P7"/>
      <text:p text:style-name="P8">5. <text:s/>Reimerink received an email in February regarding a delivery of a mysterious package sent from the Iranian Embassy. <text:s/>It is believed that this package contained hardware that was also used in the hacking of the subway.</text:p>
      <text:p text:style-name="P8"/>
      <text:p text:style-name="P9">6. <text:s/>Due to the nature and sensitivity of the investigation, it is requested that neither Di Ni nor Reimerink nor any other person of interest in this case be notified by any means of communication regarding the information being requested by or provided to law enforcemen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0:11:07.186147543</meta:creation-date>
    <dc:date>2016-06-24T20:56:21.236913512</dc:date>
    <meta:editing-duration>PT10M12S</meta:editing-duration>
    <meta:editing-cycles>5</meta:editing-cycles>
    <meta:generator>LibreOffice/5.0.3.2$Linux_X86_64 LibreOffice_project/00m0$Build-2</meta:generator>
    <meta:document-statistic meta:table-count="0" meta:image-count="0" meta:object-count="0" meta:page-count="3" meta:paragraph-count="24" meta:word-count="457" meta:character-count="2722" meta:non-whitespace-character-count="2257"/>
  </office:meta>
</office:document-meta>
</file>